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fo:border-top="2pt solid #EEEEEE" fo:border-bottom="none" fo:border-left="none" fo:border-right="none" style:vertical-align="middle" fo:wrap-option="wrap" style:repeat-content="false"/>
      <style:paragraph-properties fo:text-align="start" fo:margin-left="0.353cm"/>
      <style:text-properties fo:color="#32373C"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middle" fo:wrap-option="wrap"/>
      <style:text-properties fo:color="#32373C" style:font-name="Arial" style:font-name-asian="Arial" style:font-name-complex="Arial" style:font-family-generic="swiss"/>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co6" style:family="table-column">
      <style:table-column-properties fo:break-before="auto" style:column-width="6.29708333333333cm" style:use-optimal-column-width="true"/>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3.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30pt" style:use-optimal-row-height="false" fo:break-before="auto"/>
    </style:style>
    <style:style style:name="ro6" style:family="table-row">
      <style:table-row-properties style:row-height="85.5pt" style:use-optimal-row-height="true" fo:break-before="auto"/>
    </style:style>
    <style:style style:name="ro7" style:family="table-row">
      <style:table-row-properties style:row-height="33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71.25pt" style:use-optimal-row-height="true" fo:break-before="auto"/>
    </style:style>
    <style:style style:name="ro10" style:family="table-row">
      <style:table-row-properties style:row-height="99.75pt" style:use-optimal-row-height="true" fo:break-before="auto"/>
    </style:style>
    <style:style style:name="ro11" style:family="table-row">
      <style:table-row-properties style:row-height="57pt" style:use-optimal-row-height="tru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6" table:default-cell-style-name="ce1"/>
        <table:table-column table:style-name="co5" table:number-columns-repeated="16374"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style-name="ce1"/>
          <table:table-cell office:value-type="string" table:style-name="ce1">
            <text:p>plugin</text:p>
          </table:table-cell>
          <table:table-cell office:value-type="string" table:style-name="ce1">
            <text:p>installations</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office:annotation draw:style-name="a0" svg:x="19.5729166666667in" svg:y="0.0729166666666667in" svg:width="1.5in" svg:height="0.822916666666667in">
              <dc:creator>Jose Carlos Pazos</dc:creator>
              <text:p><text:span text:style-name="T1">Jose Carlos Pazos:</text:span><text:span text:style-name="T2"/></text:p>
              <text:p><text:span text:style-name="T2">mostly breaks page functionality</text:span></text:p>
            </office:annotation>
            <text:p>yes</text:p>
          </table:table-cell>
          <table:table-cell office:value-type="string" table:style-name="ce1">
            <text:p>yes</text:p>
          </table:table-cell>
          <table:table-cell table:style-name="ce1"/>
          <table:table-cell office:value-type="string" table:style-name="ce1">
            <text:p>woocommerce</text:p>
          </table:table-cell>
          <table:table-cell office:value-type="string" table:style-name="ce1">
            <text:p>5M+</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2" table:style-name="ce1"/>
          <table:table-cell office:value-type="string" table:style-name="ce1">
            <text:p>activity log</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2" table:style-name="ce1"/>
          <table:table-cell office:value-type="string" table:style-name="ce1">
            <text:p>Affiliate Ads for Clickbank Products</text:p>
          </table:table-cell>
          <table:table-cell office:value-type="string" table:style-name="ce1">
            <text:p>600+</text:p>
          </table:table-cell>
          <table:table-cell table:number-columns-repeated="16373"/>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office:annotation draw:style-name="a1" svg:x="19.5729166666667in" svg:y="1.26041666666667in" svg:width="1.5in" svg:height="0.822916666666667in">
              <dc:creator>Jose Carlos Pazos</dc:creator>
              <text:p><text:span text:style-name="T1">Jose Carlos Pazos:</text:span><text:span text:style-name="T2"/></text:p>
              <text:p><text:span text:style-name="T2"><text:s/>bug was fixed in external script, can't reproduce</text:span></text:p>
            </office:annotation>
            <text:p>no</text:p>
          </table:table-cell>
          <table:table-cell table:number-columns-repeated="2" table:style-name="ce1"/>
          <table:table-cell office:value-type="string" table:style-name="ce1">
            <text:p>Booking Calendar</text:p>
          </table:table-cell>
          <table:table-cell office:value-type="string" table:style-name="ce1">
            <text:p>60k+</text:p>
          </table:table-cell>
          <table:table-cell table:number-columns-repeated="16373"/>
        </table:table-row>
        <table:table-row table:style-name="ro4">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office:annotation draw:style-name="a2" svg:x="19.5729166666667in" svg:y="1.85416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2" table:style-name="ce1"/>
          <table:table-cell office:value-type="string" table:style-name="ce5">
            <text:p>WordPress Online Booking and Scheduling Plugin – Bookly</text:p>
          </table:table-cell>
          <table:table-cell office:value-type="string" table:style-name="ce4">
            <text:p>3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office:annotation draw:style-name="a3" svg:x="19.5729166666667in" svg:y="2.44791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2" table:style-name="ce1"/>
          <table:table-cell office:value-type="string" table:style-name="ce1">
            <text:p>Caldera Forms</text:p>
          </table:table-cell>
          <table:table-cell office:value-type="string" table:style-name="ce1">
            <text:p>200k+</text:p>
          </table:table-cell>
          <table:table-cell table:number-columns-repeated="16373"/>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105</text:p>
          </table:table-cell>
          <table:table-cell office:value-type="string" table:style-name="ce3">
            <text:p>same as CVE-2018-9864.</text:p>
          </table:table-cell>
          <table:table-cell office:value-type="string" table:style-name="ce1">
            <office:annotation draw:style-name="a4" svg:x="19.5729166666667in" svg:y="2.85416666666667in" svg:width="1.5in" svg:height="0.822916666666667in">
              <dc:creator>Jose Carlos Pazos</dc:creator>
              <text:p><text:span text:style-name="T1">Jose Carlos Pazos:</text:span><text:span text:style-name="T2"/></text:p>
              <text:p><text:span text:style-name="T2"><text:s/>bug was fixed in external script, can't reproduce</text:span><text:span text:style-name="T2"/></text:p>
              <text:p/>
            </office:annotation>
            <text:p>no</text:p>
          </table:table-cell>
          <table:table-cell table:number-columns-repeated="2" table:style-name="ce1"/>
          <table:table-cell office:value-type="string" table:style-name="ce1">
            <text:p>dark mode</text:p>
          </table:table-cell>
          <table:table-cell office:value-type="string" table:style-name="ce1">
            <text:p>30+</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2" table:style-name="ce1"/>
          <table:table-cell office:value-type="string" table:style-name="ce1">
            <text:p>Download Manager</text:p>
          </table:table-cell>
          <table:table-cell office:value-type="string" table:style-name="ce1">
            <text:p>100k+</text:p>
          </table:table-cell>
          <table:table-cell table:number-columns-repeated="16373"/>
        </table:table-row>
        <table:table-row table:style-name="ro5">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office:annotation draw:style-name="a5" svg:x="19.5729166666667in" svg:y="3.44791666666667in" svg:width="1.5in" svg:height="0.822916666666667in">
              <dc:creator>Jose Carlos Pazos</dc:creator>
              <text:p><text:span text:style-name="T1">Jose Carlos Pazos:</text:span><text:span text:style-name="T2"/></text:p>
              <text:p><text:span text:style-name="T2">description site not currently working (https://labs.threatpress.com/stored-cross-site-scripting-xss-in-woocommerce-quick-reports-plugin/)</text:span></text:p>
            </office:annotation>
            <text:p>no</text:p>
          </table:table-cell>
          <table:table-cell office:value-type="string" table:style-name="ce1">
            <text:p><text:s text:c="2"/></text:p>
          </table:table-cell>
          <table:table-cell table:style-name="ce1"/>
          <table:table-cell office:value-type="string" table:style-name="ce1">
            <text:p>duplicator</text:p>
          </table:table-cell>
          <table:table-cell office:value-type="string" table:style-name="ce1">
            <text:p>1M+</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2" table:style-name="ce1"/>
          <table:table-cell office:value-type="string" table:style-name="ce1">
            <text:p>easy custom auto excerpt</text:p>
          </table:table-cell>
          <table:table-cell office:value-type="string" table:style-name="ce1">
            <text:p>10k+</text:p>
          </table:table-cell>
          <table:table-cell table:number-columns-repeated="16373"/>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2" table:style-name="ce1"/>
          <table:table-cell office:value-type="string" table:style-name="ce1">
            <text:p>events manager</text:p>
          </table:table-cell>
          <table:table-cell office:value-type="string" table:style-name="ce1">
            <text:p>10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2" table:style-name="ce1"/>
          <table:table-cell office:value-type="string" table:style-name="ce1">
            <text:p>all in one favicon</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2" table:style-name="ce1"/>
          <table:table-cell office:value-type="string" table:style-name="ce1">
            <text:p>GD rating system</text:p>
          </table:table-cell>
          <table:table-cell office:value-type="string" table:style-name="ce1">
            <text:p>4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2" table:style-name="ce1"/>
          <table:table-cell office:value-type="string" table:style-name="ce1">
            <text:p>Gwolle guestbook</text:p>
          </table:table-cell>
          <table:table-cell office:value-type="string" table:style-name="ce1">
            <text:p>4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style-name="ce1"/>
          <table:table-cell office:value-type="string" table:style-name="ce1">
            <text:p>Image Inject</text:p>
          </table:table-cell>
          <table:table-cell office:value-type="string" table:style-name="ce1">
            <text:p>8k+</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loginizer</text:p>
          </table:table-cell>
          <table:table-cell office:value-type="string" table:style-name="ce1">
            <text:p>900k+</text:p>
          </table:table-cell>
          <table:table-cell table:number-columns-repeated="16373"/>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multi step form</text:p>
          </table:table-cell>
          <table:table-cell office:value-type="string" table:style-name="ce1">
            <text:p>10k+</text:p>
          </table:table-cell>
          <table:table-cell table:number-columns-repeated="16373"/>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quizlord</text:p>
          </table:table-cell>
          <table:table-cell office:value-type="string" table:style-name="ce1">
            <text:p>1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ad and understood</text:p>
          </table:table-cell>
          <table:table-cell office:value-type="string" table:style-name="ce1">
            <text:p>80+</text:p>
          </table:table-cell>
          <table:table-cell table:number-columns-repeated="16373"/>
        </table:table-row>
        <table:table-row table:style-name="ro8">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levanssi</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style-name="ce1"/>
          <table:table-cell office:value-type="string" table:style-name="ce1">
            <text:p>coming soon page</text:p>
          </table:table-cell>
          <table:table-cell office:value-type="string" table:style-name="ce1">
            <text:p>5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6" svg:x="19.5729166666667in" svg:y="9.479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office:value-type="string" table:style-name="ce1">
            <text:p>yes</text:p>
          </table:table-cell>
          <table:table-cell table:style-name="ce1"/>
          <table:table-cell office:value-type="string" table:style-name="ce1">
            <text:p>responsive cookie consent</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7" svg:x="19.5729166666667in" svg:y="9.87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agepay server</text:p>
          </table:table-cell>
          <table:table-cell office:value-type="string" table:style-name="ce1">
            <text:p>3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8" svg:x="19.5729166666667in" svg:y="10.260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hare this image</text:p>
          </table:table-cell>
          <table:table-cell office:value-type="string" table:style-name="ce1">
            <text:p>1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9" svg:x="19.5729166666667in" svg:y="10.666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imple download monitor</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0" svg:x="19.5729166666667in" svg:y="11.06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nazzy maps</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1" svg:x="19.5729166666667in" svg:y="11.4479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ocial media widget</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2" svg:x="19.5729166666667in" svg:y="11.8541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rbTransLatin</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3" svg:x="19.5729166666667in" svg:y="12.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tabs responsive</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4" svg:x="19.5729166666667in" svg:y="12.635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tagregator</text:p>
          </table:table-cell>
          <table:table-cell office:value-type="string" table:style-name="ce1">
            <text:p>2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5" svg:x="19.5729166666667in" svg:y="13.04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lideshow gallery</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6" svg:x="19.5729166666667in" svg:y="13.4375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GDPR cookie consent banner</text:p>
          </table:table-cell>
          <table:table-cell office:value-type="string" table:style-name="ce1">
            <text:p>2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7" svg:x="19.5729166666667in" svg:y="13.82291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ultimate member</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8" svg:x="19.5729166666667in" svg:y="14.22916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10Web Social Photo Feed</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weblizar pin feeds</text:p>
          </table:table-cell>
          <table:table-cell office:value-type="string" table:style-name="ce1">
            <text:p>8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9" svg:x="19.5729166666667in" svg:y="15.010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F cookie consent</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0" svg:x="19.5729166666667in" svg:y="15.4166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ordpress file upload</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1" svg:x="19.5729166666667in" svg:y="15.8125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Globus</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2" svg:x="19.5729166666667in" svg:y="16.1979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 Live Chat Support</text:p>
          </table:table-cell>
          <table:table-cell office:value-type="string" table:style-name="ce1">
            <text:p>5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3" svg:x="19.5729166666667in" svg:y="16.6041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 Statistics</text:p>
          </table:table-cell>
          <table:table-cell office:value-type="string" table:style-name="ce1">
            <text:p>5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4" svg:x="19.5729166666667in" svg:y="1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Foro Forum</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5" svg:x="19.5729166666667in" svg:y="17.385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style-name="ce1"/>
        </table:table-row>
        <table:table-row table:style-name="ro4">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office:annotation draw:style-name="a26" svg:x="19.5729166666667in" svg:y="18.3854166666667in" svg:width="1.5in" svg:height="0.822916666666667in">
              <dc:creator>Jose Carlos Pazos</dc:creator>
              <text:p><text:span text:style-name="T1">Jose Carlos Pazos:</text:span><text:span text:style-name="T2"/></text:p>
              <text:p><text:span text:style-name="T2">-was able to pinpoint but dompurify didn't work on it</text:span></text:p>
            </office:annotation>
            <text:p>yes</text:p>
          </table:table-cell>
          <table:table-cell office:value-type="string" table:style-name="ce1">
            <text:p>yes</text:p>
          </table:table-cell>
          <table:table-cell table:number-columns-repeated="16376"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office:annotation draw:style-name="a27" svg:x="19.5729166666667in" svg:y="18.5729166666667in" svg:width="1.5in" svg:height="0.822916666666667in">
              <dc:creator>Jose Carlos Pazos</dc:creator>
              <text:p><text:span text:style-name="T1">Jose Carlos Pazos:</text:span><text:span text:style-name="T2"/></text:p>
              <text:p><text:span text:style-name="T2">-broke how the page looks but works fine otherwise</text:span><text:span text:style-name="T2"/></text:p>
              <text:p/>
            </office:annotation>
            <text:p>yes</text:p>
          </table:table-cell>
          <table:table-cell office:value-type="string" table:style-name="ce1">
            <text:p>yes</text:p>
          </table:table-cell>
          <table:table-cell table:number-columns-repeated="16376"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4">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9">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4">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office:annotation draw:style-name="a28" svg:x="19.5729166666667in" svg:y="24.5104166666667in" svg:width="1.5in" svg:height="0.822916666666667in">
              <dc:creator>Jose Carlos Pazos</dc:creator>
              <text:p><text:span text:style-name="T1">Jose Carlos Pazos:</text:span><text:span text:style-name="T2"/></text:p>
              <text:p><text:span text:style-name="T2">required XHR signature</text:span><text:span text:style-name="T2"/></text:p>
              <text:p/>
            </office:annotation>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4">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10">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x</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no</text:p>
          </table:table-cell>
          <table:table-cell table:number-columns-repeated="16377"/>
        </table:table-row>
        <table:table-row table:style-name="ro1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office:value-type="string" table:style-name="ce1">
            <office:annotation draw:style-name="a29" svg:x="19.5729166666667in" svg:y="29.4479166666667in" svg:width="1.5in" svg:height="0.822916666666667in">
              <dc:creator>Jose Carlos Pazos</dc:creator>
              <text:p><text:span text:style-name="T1">Jose Carlos Pazos:</text:span><text:span text:style-name="T2"/></text:p>
              <text:p><text:span text:style-name="T2">moves elements around but general layout is consistent, require changing WP version</text:span></text:p>
            </office:annotation>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office:value-type="string" table:style-name="ce1">
            <text:p>yes</text:p>
          </table:table-cell>
          <table:table-cell table:number-columns-repeated="16377"/>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7" table:formula="of:=COUNTIF([.A2:.A104]; &quot;y&quot;)" table:style-name="ce1">
            <text:p>27</text:p>
          </table:table-cell>
          <table:table-cell office:value-type="float" office:value="56" table:formula="of:=COUNTIF([.B2:.B104];&quot;y&quot;)" table:style-name="ce1">
            <text:p>56</text:p>
          </table:table-cell>
          <table:table-cell office:value-type="float" office:value="7" table:formula="of:=COUNTIF([.C2:.C104];&quot;y&quot;)" table:style-name="ce1">
            <text:p>7</text:p>
          </table:table-cell>
          <table:table-cell office:value-type="float" office:value="76" table:formula="of:=COUNTIF([.D2:.D104];&quot;y&quot;)" table:style-name="ce1">
            <text:p>76</text:p>
          </table:table-cell>
          <table:table-cell office:value-type="string" table:style-name="ce1">
            <text:p>CVE-2016-10705</text:p>
          </table:table-cell>
          <table:table-cell table:style-name="ce1"/>
          <table:table-cell office:value-type="float" office:value="71" table:formula="of:=COUNTIF([.G2:.G104];&quot;yes&quot;)" table:style-name="ce1">
            <text:p>71</text:p>
          </table:table-cell>
          <table:table-cell table:number-columns-repeated="16377"/>
        </table:table-row>
        <table:table-row table:style-name="ro1">
          <table:table-cell office:value-type="float" office:value="25" table:formula="of:=COUNTIF([.A2:.A104];&quot;x&quot;)" table:style-name="ce1">
            <text:p>25</text:p>
          </table:table-cell>
          <table:table-cell table:number-columns-repeated="3" table:style-name="ce1"/>
          <table:table-cell office:value-type="string" table:style-name="ce1">
            <text:p>CVE-2015-9273</text:p>
          </table:table-cell>
          <table:table-cell table:style-name="ce1"/>
          <table:table-cell office:value-type="float" office:value="5" table:formula="of:=COUNTIF([.G2:.G104];&quot;no&quot;)" table:style-name="ce1">
            <text:p>5</text:p>
          </table:table-cell>
          <table:table-cell table:number-columns-repeated="16377"/>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table:number-columns-repeated="4" table:style-name="ce1"/>
          <table:table-cell office:value-type="string" table:style-name="ce1">
            <text:p>CVE-2015-4557</text:p>
          </table:table-cell>
          <table:table-cell table:number-columns-repeated="16379" table:style-name="ce1"/>
        </table:table-row>
        <table:table-row table:style-name="ro1">
          <table:table-cell table:number-columns-repeated="4"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4">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dc:creator>Jose Carlos Pazos</dc:creator>
    <meta:creation-date>2019-03-13T11:08:37Z</meta:creation-date>
    <dc:date>2019-10-03T19:20:26Z</dc:date>
    <meta:editing-cycles>3</meta:editing-cycles>
    <meta:editing-duration>PT3899S</meta:editing-duration>
  </office:meta>
</office:document-meta>
</file>